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roman"/>
    <style:font-face style:name="Lohit Devanagari" svg:font-family="Lohit Devanagari" style:font-family-generic="roman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Краснаястрока" style:master-page-name="MPF0" style:family="paragraph">
      <style:paragraph-properties fo:break-before="page" fo:text-align="center" fo:text-indent="0in"/>
      <style:text-properties style:font-name="Times New Roman" style:font-name-complex="Times New Roman" style:font-size-complex="14pt"/>
    </style:style>
    <style:style style:name="P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6" style:parent-style-name="Краснаястрока" style:family="paragraph">
      <style:paragraph-properties fo:text-align="center" fo:text-indent="0in"/>
    </style:style>
    <style:style style:name="T17" style:parent-style-name="Основнойшрифтабзаца" style:family="text">
      <style:text-properties style:font-name="Times New Roman" style:font-name-complex="Times New Roman" style:font-size-complex="14pt"/>
    </style:style>
    <style:style style:name="T18" style:parent-style-name="Ссылкауказателя" style:family="text">
      <style:text-properties style:font-name="Times New Roman" style:font-name-complex="Times New Roman" style:font-size-complex="14pt"/>
    </style:style>
    <style:style style:name="T19" style:parent-style-name="Основнойшрифтабзаца" style:family="text">
      <style:text-properties style:font-name="Times New Roman" style:font-name-complex="Times New Roman" style:font-size-complex="14pt"/>
    </style:style>
    <style:style style:name="T20" style:parent-style-name="Основнойшрифтабзаца" style:family="text">
      <style:text-properties style:font-name="Times New Roman" style:font-name-complex="Times New Roman" style:font-size-complex="14pt"/>
    </style:style>
    <style:style style:name="T21" style:parent-style-name="Основнойшрифтабзаца" style:family="text">
      <style:text-properties style:font-name="Times New Roman" style:font-name-complex="Times New Roman" style:font-size-complex="14pt"/>
    </style:style>
    <style:style style:name="P2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3" style:parent-style-name="Заголовок2" style:family="paragraph">
      <style:paragraph-properties fo:break-before="page" fo:line-height="150%"/>
      <style:text-properties style:font-name="Times New Roman" style:font-name-complex="Times New Roman" style:font-size-complex="14pt"/>
    </style:style>
    <style:style style:name="P44" style:parent-style-name="Обычный" style:family="paragraph">
      <style:paragraph-properties fo:widows="2" fo:orphans="2" fo:text-align="justify" fo:line-height="150%" fo:text-indent="0.4722in"/>
    </style:style>
    <style:style style:name="T45" style:parent-style-name="Основнойшрифтабзаца" style:family="text">
      <style:text-properties style:font-name="Times New Roman" style:font-name-complex="Times New Roman" style:font-size-complex="14pt"/>
    </style:style>
    <style:style style:name="T4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style:font-size-complex="14pt"/>
    </style:style>
    <style:style style:name="T4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49" style:parent-style-name="Основнойшрифтабзаца" style:family="text">
      <style:text-properties style:font-name="Times New Roman" style:font-name-complex="Times New Roman" style:font-size-complex="14pt"/>
    </style:style>
    <style:style style:name="T5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51" style:parent-style-name="Основнойшрифтабзаца" style:family="text">
      <style:text-properties style:font-name="Times New Roman" style:font-name-complex="Times New Roman" style:font-size-complex="14pt"/>
    </style:style>
    <style:style style:name="T5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53" style:parent-style-name="Основнойшрифтабзаца" style:family="text">
      <style:text-properties style:font-name="Times New Roman" style:font-name-complex="Times New Roman" style:font-size-complex="14pt"/>
    </style:style>
    <style:style style:name="T5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55" style:parent-style-name="Основнойшрифтабзаца" style:family="text">
      <style:text-properties style:font-name="Times New Roman" style:font-name-complex="Times New Roman" style:font-size-complex="14pt"/>
    </style:style>
    <style:style style:name="P5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5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5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5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6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6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6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63" style:parent-style-name="Обычный" style:family="paragraph">
      <style:paragraph-properties fo:widows="2" fo:orphans="2" fo:text-align="justify" fo:line-height="150%" fo:text-indent="0.4722in"/>
    </style:style>
    <style:style style:name="T64" style:parent-style-name="Основнойшрифтабзаца" style:family="text">
      <style:text-properties style:font-name="Times New Roman" style:font-name-complex="Times New Roman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66" style:parent-style-name="Основнойшрифтабзаца" style:family="text">
      <style:text-properties style:font-name="Times New Roman" style:font-name-complex="Times New Roman" style:font-size-complex="14pt"/>
    </style:style>
    <style:style style:name="T67" style:parent-style-name="Основнойшрифтабзаца" style:family="text">
      <style:text-properties style:font-name="Times New Roman" style:font-name-complex="Times New Roman" style:font-size-complex="14pt"/>
    </style:style>
    <style:style style:name="T68" style:parent-style-name="Основнойшрифтабзаца" style:family="text">
      <style:text-properties style:font-name="Times New Roman" style:font-name-complex="Times New Roman" style:font-size-complex="14pt"/>
    </style:style>
    <style:style style:name="T69" style:parent-style-name="Основнойшрифтабзаца" style:family="text">
      <style:text-properties style:font-name="Times New Roman" style:font-name-complex="Times New Roman" style:font-size-complex="14pt"/>
    </style:style>
    <style:style style:name="P7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7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72" style:parent-style-name="Обычный" style:family="paragraph">
      <style:paragraph-properties fo:widows="2" fo:orphans="2" fo:text-align="justify" fo:line-height="150%" fo:text-indent="0.4722in"/>
    </style:style>
    <style:style style:name="T7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74" style:parent-style-name="Основнойшрифтабзаца" style:family="text">
      <style:text-properties style:font-name="Times New Roman" style:font-name-complex="Times New Roman" style:font-size-complex="14pt"/>
    </style:style>
    <style:style style:name="P7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7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7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78" style:parent-style-name="Обычный" style:family="paragraph">
      <style:paragraph-properties fo:widows="2" fo:orphans="2" fo:text-align="justify" fo:line-height="150%" fo:text-indent="0.4722in"/>
    </style:style>
    <style:style style:name="T7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8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90" style:parent-style-name="Обычный" style:family="paragraph">
      <style:paragraph-properties fo:widows="2" fo:orphans="2" fo:text-align="justify" fo:line-height="150%" fo:text-indent="0.4722in"/>
    </style:style>
    <style:style style:name="T91" style:parent-style-name="Основнойшрифтабзаца" style:family="text">
      <style:text-properties style:font-name="Times New Roman" style:font-name-complex="Times New Roman" style:font-size-complex="14pt"/>
    </style:style>
    <style:style style:name="T92" style:parent-style-name="Основнойшрифтабзаца" style:family="text">
      <style:text-properties style:font-name="Times New Roman" style:font-name-complex="Times New Roman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9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9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96" style:parent-style-name="Обычный" style:family="paragraph">
      <style:paragraph-properties fo:widows="2" fo:orphans="2" fo:text-align="justify" fo:line-height="150%" fo:text-indent="0.4722in"/>
    </style:style>
    <style:style style:name="T97" style:parent-style-name="Основнойшрифтабзаца" style:family="text">
      <style:text-properties style:font-name="Times New Roman" style:font-name-complex="Times New Roman" style:font-size-complex="14pt"/>
    </style:style>
    <style:style style:name="T9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99" style:parent-style-name="Обычный" style:family="paragraph">
      <style:paragraph-properties fo:widows="2" fo:orphans="2" fo:text-align="justify" fo:line-height="150%" fo:text-indent="0.4722in"/>
    </style:style>
    <style:style style:name="T10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0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0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0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0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10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0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08" style:parent-style-name="Обычный" style:family="paragraph">
      <style:paragraph-properties fo:widows="2" fo:orphans="2" fo:text-align="justify" fo:line-height="150%" fo:text-indent="0.4722in"/>
    </style:style>
    <style:style style:name="T109" style:parent-style-name="Основнойшрифтабзаца" style:family="text">
      <style:text-properties style:font-name="Times New Roman" style:font-name-complex="Times New Roman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style:font-size-complex="14pt"/>
    </style:style>
    <style:style style:name="P11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1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15" style:parent-style-name="Обычный" style:family="paragraph">
      <style:paragraph-properties fo:widows="2" fo:orphans="2" fo:text-align="justify" fo:line-height="150%" fo:text-indent="0.4722in"/>
    </style:style>
    <style:style style:name="T11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2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27" style:parent-style-name="Обычный" style:family="paragraph">
      <style:paragraph-properties fo:widows="2" fo:orphans="2" fo:text-align="justify" fo:line-height="150%" fo:text-indent="0.4722in"/>
    </style:style>
    <style:style style:name="T128" style:parent-style-name="Основнойшрифтабзаца" style:family="text">
      <style:text-properties style:font-name="Times New Roman" style:font-name-complex="Times New Roman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13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3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32" style:parent-style-name="Обычный" style:family="paragraph">
      <style:paragraph-properties fo:widows="2" fo:orphans="2" fo:text-align="justify" fo:line-height="150%" fo:text-indent="0.4722in"/>
    </style:style>
    <style:style style:name="T133" style:parent-style-name="Основнойшрифтабзаца" style:family="text">
      <style:text-properties style:font-name="Times New Roman" style:font-name-complex="Times New Roman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style:font-size-complex="14pt"/>
    </style:style>
    <style:style style:name="P14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46" style:parent-style-name="Обычный" style:family="paragraph">
      <style:paragraph-properties fo:widows="2" fo:orphans="2" fo:text-align="justify" fo:line-height="150%" fo:text-indent="0.4722in"/>
    </style:style>
    <style:style style:name="T14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4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50" style:parent-style-name="Обычный" style:family="paragraph">
      <style:paragraph-properties fo:widows="2" fo:orphans="2" fo:text-align="justify" fo:line-height="150%" fo:text-indent="0.4722in"/>
    </style:style>
    <style:style style:name="T15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style:font-size-complex="14pt"/>
    </style:style>
    <style:style style:name="P15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54" style:parent-style-name="Заголовок2" style:family="paragraph">
      <style:paragraph-properties fo:line-height="150%"/>
      <style:text-properties style:font-name="Times New Roman" style:font-name-complex="Times New Roman" style:font-size-complex="14pt"/>
    </style:style>
    <style:style style:name="P15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5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5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58" style:parent-style-name="Обычный" style:family="paragraph">
      <style:paragraph-properties fo:widows="2" fo:orphans="2" fo:text-align="justify" fo:line-height="150%" fo:text-indent="0.4722in"/>
    </style:style>
    <style:style style:name="T159" style:parent-style-name="Основнойшрифтабзаца" style:family="text">
      <style:text-properties style:font-name="Times New Roman" style:font-name-complex="Times New Roman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6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6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6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16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6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6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6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6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6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17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7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7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7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7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7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176" style:parent-style-name="Обычный" style:family="paragraph">
      <style:paragraph-properties fo:widows="2" fo:orphans="2" fo:text-align="justify" fo:line-height="150%" fo:text-indent="0.4722in"/>
    </style:style>
    <style:style style:name="T177" style:parent-style-name="Основнойшрифтабзаца" style:family="text">
      <style:text-properties style:font-name="Times New Roman" style:font-name-complex="Times New Roman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style:font-size-complex="14pt"/>
    </style:style>
    <style:style style:name="P18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8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8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8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8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8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8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9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9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9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19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19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9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196" style:parent-style-name="Обычный" style:family="paragraph">
      <style:paragraph-properties fo:widows="2" fo:orphans="2" fo:text-align="justify" fo:line-height="150%" fo:text-indent="0.4722in"/>
    </style:style>
    <style:style style:name="T197" style:parent-style-name="Основнойшрифтабзаца" style:family="text">
      <style:text-properties style:font-name="Times New Roman" style:font-name-complex="Times New Roman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200" style:parent-style-name="Обычный" style:family="paragraph">
      <style:paragraph-properties fo:widows="2" fo:orphans="2" fo:break-before="page" fo:text-align="justify" fo:line-height="150%" fo:text-indent="0.4722in"/>
      <style:text-properties style:font-name="Times New Roman" style:font-name-complex="Times New Roman" style:font-size-complex="14pt"/>
    </style:style>
    <style:style style:name="P201" style:parent-style-name="Заголовок2" style:family="paragraph">
      <style:paragraph-properties fo:line-height="150%"/>
      <style:text-properties style:font-name="Times New Roman" style:font-name-complex="Times New Roman" style:font-size-complex="14pt"/>
    </style:style>
    <style:style style:name="P20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03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204" style:parent-style-name="Обычный" style:family="paragraph">
      <style:paragraph-properties fo:text-align="justify" fo:line-height="150%" fo:text-indent="0.4722in"/>
    </style:style>
    <style:style style:name="T205" style:parent-style-name="Основнойшрифтабзаца" style:family="text">
      <style:text-properties style:font-name="Times New Roman" style:font-name-complex="Times New Roman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07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08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209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10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11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212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213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214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21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21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21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21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219" style:parent-style-name="Обычный" style:family="paragraph">
      <style:paragraph-properties fo:widows="2" fo:orphans="2" fo:text-align="justify" fo:line-height="150%" fo:text-indent="0.4722in"/>
    </style:style>
    <style:style style:name="T220" style:parent-style-name="Основнойшрифтабзаца" style:family="text">
      <style:text-properties style:font-name="Times New Roman" style:font-name-complex="Times New Roman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style:font-size-complex="14pt"/>
    </style:style>
    <style:style style:name="P22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22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22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28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229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230" style:parent-style-name="Обычный" style:family="paragraph">
      <style:paragraph-properties fo:widows="2" fo:orphans="2" fo:text-align="justify" fo:line-height="150%" fo:text-indent="0.4722in"/>
    </style:style>
    <style:style style:name="T23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3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3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3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23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23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239" style:parent-style-name="Обычный" style:family="paragraph">
      <style:paragraph-properties fo:widows="2" fo:orphans="2" fo:text-align="justify" fo:line-height="150%" fo:text-indent="0.4722in"/>
    </style:style>
    <style:style style:name="T240" style:parent-style-name="Основнойшрифтабзаца" style:family="text">
      <style:text-properties style:font-name="Times New Roman" style:font-name-complex="Times New Roman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style:font-size-complex="14pt"/>
    </style:style>
    <style:style style:name="P24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24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4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24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4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49" style:parent-style-name="Обычный" style:family="paragraph">
      <style:paragraph-properties fo:widows="2" fo:orphans="2" fo:text-align="justify" fo:line-height="150%" fo:text-indent="0.4722in"/>
    </style:style>
    <style:style style:name="T25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</office:automatic-styles>
  <office:body>
    <office:text text:use-soft-page-breaks="true">
      <text:p text:style-name="P1">ФЕДЕРАЛЬНАЯ СЛУЖБА ПО ТЕХНИЧЕСКОМУ<text:line-break/>И ЭКСПОРТНОМУ КОНТРОЛЮ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Рекомендации по настройке механизмов безопасности</text:p>
      <text:p text:style-name="P16"><text:span text:style-name="T17">почтового сервера,</text:span><text:a xlink:href="#__RefHeading___Toc12072_3487535633" office:target-frame-name="_top" xlink:show="replace"><text:span text:style-name="T18"><text:s/>созданного с использованием программного обеспечения с открытым исходным кодом Exim</text:span></text:a><text:span text:style-name="T19">,</text:span><text:span text:style-name="T20"><text:line-break/></text:span><text:span text:style-name="T21">от атак, связанных с подменой отправителя (спуфинг-атак)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2025</text:p>
      <text:h text:style-name="P43" text:outline-level="2"><text:bookmark-start text:name="__RefHeading___Toc11884_3487535633_Копия"/><text:bookmark-end text:name="__RefHeading___Toc11884_3487535633_Копия"/><text:soft-page-break/>1. Настройка механизма SPF</text:h>
      <text:p text:style-name="P44"><text:span text:style-name="T45">1.1</text:span><text:span text:style-name="T46"> Exim</text:span><text:span text:style-name="T47"><text:s/>поддерживает проверку<text:s/></text:span><text:span text:style-name="T48">SPF</text:span><text:span text:style-name="T49">-записи с помощью модуля<text:s/></text:span><text:span text:style-name="T50">spf</text:span><text:span text:style-name="T51"><text:s/>или внешней библиотеки<text:s/></text:span><text:span text:style-name="T52">exim</text:span><text:span text:style-name="T53">-</text:span><text:span text:style-name="T54">spf</text:span><text:span text:style-name="T55">.</text:span></text:p>
      <text:p text:style-name="P56">1.2 В случае использования встроенной поддержки SPF в Exim необходимо, чтобы Exim был скомпилирован с поддержкой SPF (WITH_SPFCHECK=YES).</text:p>
      <text:p text:style-name="P57">1.3 Для того, чтобы проверить, что Exim поддерживает SPF необходимо выполнить следующие команды в терминале (командной строке) операционной системы на базе Linux (далее по тексту все команды аналогично выполняются<text:line-break/>в терминале (командной строке) операционной системы):</text:p>
      <text:p text:style-name="P58">exim -bV | grep SPF</text:p>
      <text:p text:style-name="P59">Если после выполнения указанной команды выводится сообщение «Support for: SPF», значит SPF поддерживается. В случае, если в выводе нет указанной строки, то необходимо перейти к пункту 6.5.</text:p>
      <text:p text:style-name="P60">1.4 Также рекомендуется осуществить следующую<text:s/>настройку конфигурации почтового сервера:</text:p>
      <text:p text:style-name="P61">открыть файл /etc/exim/exim.conf в любом текстовом редакторе, например:</text:p>
      <text:p text:style-name="P62">nano /etc/exim/exim.conf;</text:p>
      <text:p text:style-name="P63"><text:span text:style-name="T64">найти раздел<text:s/></text:span><text:span text:style-name="T65">acl_check_rcpt</text:span><text:span text:style-name="T66">, отвечающий за обработку входящей почты</text:span><text:span text:style-name="T67"><text:line-break/></text:span><text:span text:style-name="T68">и добавить в него следующие строки для<text:s/></text:span><text:span text:style-name="T69">проверки SPF:</text:span></text:p>
      <text:p text:style-name="P70">deny</text:p>
      <text:p text:style-name="P71">spf = fail</text:p>
      <text:p text:style-name="P72"><text:span text:style-name="T73">message = Ваш почтовый сервер не прошел SPF-проверку ($sender_host_address не разрешен для $sender_address_domain)</text:span><text:span text:style-name="T74">;</text:span></text:p>
      <text:p text:style-name="P75">также рекомендуется дополнительно настроить проверку SoftFail добавлением строк:</text:p>
      <text:p text:style-name="P76">warn</text:p>
      <text:p text:style-name="P77">spf = softfail</text:p>
      <text:p text:style-name="P78"><text:span text:style-name="T79">message =</text:span><text:span text:style-name="T80"><text:s/></text:span><text:span text:style-name="T81">Предупреждение</text:span><text:span text:style-name="T82">:<text:s/></text:span><text:span text:style-name="T83">Домен</text:span><text:span text:style-name="T84"><text:s/>$sender_address_domain<text:s/></text:span><text:span text:style-name="T85">настроен</text:span><text:span text:style-name="T86"><text:s/></text:span><text:span text:style-name="T87">с</text:span><text:span text:style-name="T88"><text:s/>SPF SoftFail;</text:span></text:p>
      <text:soft-page-break/>
      <text:p text:style-name="P89">далее необходимо сохранить файл путем нажатия сочетания клавиш сохранить изменения путем нажатия сочетания клавиш Ctrl+O и закрыть редактор путем нажатия сочетания клавиш Ctrl+X;</text:p>
      <text:p text:style-name="P90"><text:span text:style-name="T91">переза</text:span><text:span text:style-name="T92">пустить Exim командой<text:s/></text:span><text:span text:style-name="T93">systemctl restart exim.</text:span></text:p>
      <text:p text:style-name="P94">1.5 Для установки и настройки модуля exim-spf (внешняя библиотека) необходимо:</text:p>
      <text:p text:style-name="P95">произвести установку библиотеки exim-spf командой:</text:p>
      <text:p text:style-name="P96"><text:span text:style-name="T97">для</text:span><text:span text:style-name="T98"><text:s/>Debian (Ubuntu, Astra Linux):</text:span></text:p>
      <text:p text:style-name="P99"><text:span text:style-name="T100">apt install exim4-daemon-heavy libspf2-2</text:span><text:span text:style-name="T101">;</text:span></text:p>
      <text:p text:style-name="P102">CentOS (RHEL):</text:p>
      <text:p text:style-name="P103">yum install exim exim-spf.</text:p>
      <text:p text:style-name="P104">1.6 После установки необходимо проверить поддержку SPF командой:</text:p>
      <text:p text:style-name="P105">exim -bV | grep SPF;</text:p>
      <text:p text:style-name="P106">в случае, если в выводе есть запись «Support for SPF», то все установлено правильно.</text:p>
      <text:p text:style-name="P107">Также рекомендуется следующую настройку конфигурации почтового сервера:</text:p>
      <text:p text:style-name="P108"><text:span text:style-name="T109">открыть конфигурационный файл Exim в любом текстовом редакторе, например командой:<text:s/></text:span><text:span text:style-name="T110">nano /etc/exim/exim.conf</text:span><text:span text:style-name="T111">;</text:span></text:p>
      <text:p text:style-name="P112">в разделе acl_check_rcpt добавить следующие строки:</text:p>
      <text:p text:style-name="P113">deny</text:p>
      <text:p text:style-name="P114">spf = fail</text:p>
      <text:p text:style-name="P115"><text:span text:style-name="T116">message =<text:s/></text:span><text:span text:style-name="T117">Отправитель</text:span><text:span text:style-name="T118"><text:s/>$sender_address_domain<text:s/></text:span><text:span text:style-name="T119">не</text:span><text:span text:style-name="T120"><text:s/></text:span><text:span text:style-name="T121">пр</text:span><text:span text:style-name="T122">ошел</text:span><text:span text:style-name="T123"><text:s/>SPF<text:s/></text:span><text:span text:style-name="T124">проверку</text:span><text:span text:style-name="T125">.</text:span></text:p>
      <text:p text:style-name="P126">далее необходимо сохранить файл путем нажатия сочетания клавиш сохранить изменения путем нажатия сочетания клавиш Ctrl+O и закрыть редактор путем нажатия сочетания клавиш Ctrl+X;</text:p>
      <text:p text:style-name="P127"><text:span text:style-name="T128">перезапустить Exim командой<text:s/></text:span><text:span text:style-name="T129">systemctl restart exim.</text:span></text:p>
      <text:p text:style-name="P130">Для<text:s/>проверка корректности проверки SPF необходимо:</text:p>
      <text:p text:style-name="P131">отправить тестовое письмо с почтового сервера, не имеющего корректной SPF-записи;</text:p>
      <text:soft-page-break/>
      <text:p text:style-name="P132"><text:span text:style-name="T133">открыть заголовки письма в почтовом клиенте и найти строку, например,</text:span><text:span text:style-name="T134"><text:line-break/></text:span><text:span text:style-name="T135">X</text:span><text:span text:style-name="T136">-</text:span><text:span text:style-name="T137">SPF</text:span><text:span text:style-name="T138">-</text:span><text:span text:style-name="T139">Check</text:span><text:span text:style-name="T140">:<text:s/></text:span><text:span text:style-name="T141">SPF</text:span><text:span text:style-name="T142"><text:s/></text:span><text:span text:style-name="T143">Fail</text:span><text:span text:style-name="T144"><text:s/>(192.168.1.100).</text:span></text:p>
      <text:p text:style-name="P145">В случае, если<text:s/>письмо отклонено, в логах Exim будет строка:</text:p>
      <text:p text:style-name="P146"><text:span text:style-name="T147">Rejected: SPF check failed for sender@example.ru</text:span><text:span text:style-name="T148">.</text:span></text:p>
      <text:p text:style-name="P149">В случае, если SPF настроен правильно, должен быть ответ вида:</text:p>
      <text:p text:style-name="P150"><text:span text:style-name="T151">v=spf1 ip4:192.168.1.1 -all</text:span><text:span text:style-name="T152">.</text:span></text:p>
      <text:p text:style-name="P153"/>
      <text:h text:style-name="P154" text:outline-level="2"><text:bookmark-start text:name="__RefHeading___Toc12408_3487535633"/><text:bookmark-end text:name="__RefHeading___Toc12408_3487535633"/>2. Настройка механизма DKIM</text:h>
      <text:p text:style-name="P155">2.1 Необходимо установить нужные пакеты<text:s/>и убедиться, что Exim поддерживает DKIM. Осуществить установку (обновление) необходимо следующими командами:</text:p>
      <text:p text:style-name="P156">для Debian (Ubuntu, Astra Linux):</text:p>
      <text:p text:style-name="P157">apt update &amp;&amp; apt install exim4;</text:p>
      <text:p text:style-name="P158"><text:span text:style-name="T159">для</text:span><text:span text:style-name="T160"><text:s/>CentOS (RHEL):</text:span></text:p>
      <text:p text:style-name="P161">yum install exim.</text:p>
      <text:p text:style-name="P162">6.8 Проверить поддержку DKIM необходимо командой:</text:p>
      <text:p text:style-name="P163">exim -bV | grep -i dkim</text:p>
      <text:p text:style-name="P164">В случае, если в выводе терминала (командной строки) есть «Support for DKIM», значит Exim поддерживает DKIM.</text:p>
      <text:p text:style-name="P165">2.2 Для создания DKIM-ключей необходимо:</text:p>
      <text:p text:style-name="P166">создать каталог для хранения ключей и установить ему права доступа командами:</text:p>
      <text:p text:style-name="P167">mkdir -p /etc/exim4/dkim</text:p>
      <text:p text:style-name="P168">chown -R Debian-exim:Debian-exim /etc/exim4/dkim</text:p>
      <text:p text:style-name="P169">chmod 700 /etc/exim4/dkim;</text:p>
      <text:p text:style-name="P170">сгенерировать ключевую пару командами:</text:p>
      <text:p text:style-name="P171">openssl genpkey -algorithm RSA -out /etc/exim4/dkim/private.key -pkeyopt rsa_keygen_bits:2048</text:p>
      <text:p text:style-name="P172">openssl rsa -in<text:s/>/etc/exim4/dkim/private.key -pubout -out /etc/exim4/dkim/public.key</text:p>
      <text:p text:style-name="P173">и выставить необходимые правила путем ввода следующих команд:</text:p>
      <text:p text:style-name="P174">chown Debian-exim:Debian-exim /etc/exim4/dkim/*</text:p>
      <text:soft-page-break/>
      <text:p text:style-name="P175">chmod 600 /etc/exim4/dkim/*;</text:p>
      <text:p text:style-name="P176"><text:span text:style-name="T177">скопировать значение публичного ключа из<text:s/></text:span><text:span text:style-name="T178">/etc/exim4/dkim/public.key</text:span><text:span text:style-name="T179"><text:s/>для добавления его значения в DNS -запись (смотреть пункт 2.3).</text:span></text:p>
      <text:p text:style-name="P180">2.3 Для настройки подписывания электронных писем сервером Exim необходимо:</text:p>
      <text:p text:style-name="P181">открыть конфигурационный файл Exim командой:</text:p>
      <text:p text:style-name="P182">nano /etc/exim4/exim4.conf.template;</text:p>
      <text:p text:style-name="P183">добавить<text:s/>в секцию MAIN CONFIGURATION следующие строки<text:line-break/>(в примере заменить example.ru на ваш реальный домен):</text:p>
      <text:p text:style-name="P184">DKIM_DOMAIN = example.ru</text:p>
      <text:p text:style-name="P185">DKIM_SELECTOR = default</text:p>
      <text:p text:style-name="P186">DKIM_PRIVATE_KEY = /etc/exim4/dkim/private.key</text:p>
      <text:p text:style-name="P187">DKIM_CANON = relaxed</text:p>
      <text:p text:style-name="P188">DKIM_STRICT = false</text:p>
      <text:p text:style-name="P189">сохранить изменения путем нажатия сочетания клавиш Ctrl+O;</text:p>
      <text:p text:style-name="P190">закрыть редактор путем нажатия сочетания клавиш Ctrl+X;</text:p>
      <text:p text:style-name="P191">перезапустить Exim командами:</text:p>
      <text:p text:style-name="P192">update-exim4.conf</text:p>
      <text:p text:style-name="P193">systemctl restart exim4.</text:p>
      <text:p text:style-name="P194">2.4 Для проверки DKIM необходимо отправить тестовое письмо<text:line-break/>с<text:s/>использованием почтового сервера и проверить заголовки сообщения (Message Headers). Работоспособность DKIM подтверждается в случае нахождения в них строки:</text:p>
      <text:p text:style-name="P195">DKIM-Signature: v=1; a=rsa-sha256; d=example.ru</text:p>
      <text:p text:style-name="P196"><text:span text:style-name="T197">Кроме того, возможно использовать для проверки DKIM<text:s/></text:span><text:span text:style-name="T198">следующую команду:<text:s/></text:span><text:span text:style-name="T199">exim -bP dkim.</text:span></text:p>
      <text:p text:style-name="P200"/>
      <text:h text:style-name="P201" text:outline-level="2"><text:bookmark-start text:name="__RefHeading___Toc14013_3487535633"/><text:bookmark-end text:name="__RefHeading___Toc14013_3487535633"/>3. Настройка механизма DMARC</text:h>
      <text:p text:style-name="P202">3.1 Перед настройкой DMARC в Exim необходимо убедиться, что SPF, DKIM<text:line-break/>и DMARC записи размещены в DNS (разделы 1-3).</text:p>
      <text:p text:style-name="P203">3.2 Для осуществления настройки DMARC в Exim необходимо установить<text:s/>OpenDMARC командами:</text:p>
      <text:p text:style-name="P204"><text:span text:style-name="T205">для</text:span><text:span text:style-name="T206"><text:s/>Debian (Ubuntu, Astra Linux):</text:span></text:p>
      <text:p text:style-name="P207">apt update &amp;&amp; apt install opendmarc</text:p>
      <text:p text:style-name="P208">для CentOS (RHEL):</text:p>
      <text:p text:style-name="P209">yum install epel-release</text:p>
      <text:p text:style-name="P210">yum install opendmarc</text:p>
      <text:p text:style-name="P211">3.3 Для настройки OpenDMARC необходимо осуществить следующую настройку конфигурации:</text:p>
      <text:p text:style-name="P212">открыть конфигурационный файл OpenDMARC командой:</text:p>
      <text:p text:style-name="P213">nano /etc/opendmarc.conf;</text:p>
      <text:p text:style-name="P214">настроить следующие параметры (в примере директории, IP-адрес и порт заменить на реальные данные почтового сервера):</text:p>
      <text:p text:style-name="P215">AuthservID example.ru</text:p>
      <text:p text:style-name="P216">ForensicReports true</text:p>
      <text:p text:style-name="P217">ForensicReportsSentBy noreply@example.ru</text:p>
      <text:p text:style-name="P218">HistoryFile /usr/local/etc/exim/dmarc.dat</text:p>
      <text:p text:style-name="P219"><text:span text:style-name="T220">3.4 Необходимо создать с необходимыми правами файл для сбора статистики</text:span><text:span text:style-name="T221"><text:line-break/></text:span><text:span text:style-name="T222">в директории<text:s/></text:span><text:span text:style-name="T223">/usr/local/etc/exim</text:span><text:span text:style-name="T224"><text:s/>командами:</text:span></text:p>
      <text:p text:style-name="P225">touch dmarc.dat</text:p>
      <text:p text:style-name="P226">chmod 666 dmarc.dat</text:p>
      <text:p text:style-name="P227">сохранить изменения путем нажатия сочетания<text:s/>клавиш Ctrl+O<text:line-break/>и закрыть редактор путем нажатия сочетания клавиш Ctrl+X;</text:p>
      <text:p text:style-name="P228">3.5 Для настройки DMARC в Exim необходимо осуществить следующую настройку конфигурации:</text:p>
      <text:p text:style-name="P229">открыть конфигурацию Exim командой:</text:p>
      <text:soft-page-break/>
      <text:p text:style-name="P230"><text:span text:style-name="T231">cat</text:span><text:span text:style-name="T232"><text:s/></text:span><text:span text:style-name="T233">configure</text:span><text:span text:style-name="T234"><text:s/></text:span><text:span text:style-name="T235">| grep dmarc</text:span></text:p>
      <text:p text:style-name="P236">dmarc_tld_file <text:s text:c="9"/>= /usr/local/etc/exim/public_suffix_list.dat</text:p>
      <text:p text:style-name="P237">dmarc_history_file <text:s text:c="5"/>= /usr/local/etc/exim/dmarc.dat</text:p>
      <text:p text:style-name="P238">dmarc_forensic_sender <text:s text:c="2"/>= noreply@example.ru</text:p>
      <text:p text:style-name="P239"><text:span text:style-name="T240">3.6 Кроме того, рекомендуется отключить проверки DMARC для доверенных хостов (если они специально не требуют такого обс</text:span><text:span text:style-name="T241">луживания) из списка<text:s/></text:span><text:span text:style-name="T242">+relayfromhosts</text:span><text:span text:style-name="T243"><text:s/>в соответствующем правиле ACL командой:</text:span></text:p>
      <text:p text:style-name="P244">control = dmarc_disable_verify</text:p>
      <text:p text:style-name="P245">3.7 Для остальных хостов рекомендуется включить проверку DMARC<text:line-break/>и оперативное информирование по запросам правилом:</text:p>
      <text:p text:style-name="P246">warn control =<text:s/>dmarc_enable_forensic</text:p>
      <text:p text:style-name="P247">3.8 Для применения настроек необходимо перезапустить Exim командами:</text:p>
      <text:p text:style-name="P248">update-exim4.conf</text:p>
      <text:p text:style-name="P249"><text:span text:style-name="T250">systemctl restart exim4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roman"/>
    <style:font-face style:name="Lohit Devanagari" svg:font-family="Lohit Devanagari" style:font-family-generic="roman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Заголовок" style:next-style-name="Краснаястрока" style:default-outline-level="1">
      <style:paragraph-properties fo:margin-bottom="0in"/>
      <style:text-properties fo:hyphenate="false"/>
    </style:style>
    <style:style style:name="Заголовок2" style:display-name="Заголовок 2" style:family="paragraph" style:parent-style-name="Заголовок" style:next-style-name="Основнойтекст" style:default-outline-level="2">
      <style:paragraph-properties fo:margin-bottom="0in"/>
      <style:text-properties fo:hyphenate="false"/>
    </style:style>
    <style:style style:name="Заголовок3" style:display-name="Заголовок 3" style:family="paragraph" style:parent-style-name="Заголовок" style:next-style-name="Основнойтекст" style:default-outline-level="3">
      <style:paragraph-properties fo:margin-bottom="0in"/>
      <style:text-properties fo:hyphenate="false"/>
    </style:style>
    <style:style style:name="Заголовок4" style:display-name="Заголовок 4" style:family="paragraph" style:parent-style-name="Заголовок" style:next-style-name="Основнойтекст" style:default-outline-level="4">
      <style:paragraph-properties fo:margin-bottom="0in"/>
      <style:text-properties fo:hyphenate="false"/>
    </style:style>
    <style:style style:name="Заголовок5" style:display-name="Заголовок 5" style:family="paragraph" style:parent-style-name="Заголовок" style:next-style-name="Основнойтекст" style:default-outline-level="5">
      <style:paragraph-properties fo:margin-bottom="0in"/>
      <style:text-properties fo:hyphenate="false"/>
    </style:style>
    <style:style style:name="Заголовок6" style:display-name="Заголовок 6" style:family="paragraph" style:parent-style-name="Заголовок" style:next-style-name="Основнойтекст" style:default-outline-level="6">
      <style:text-properties fo:hyphenate="false"/>
    </style:style>
    <style:style style:name="Заголовок7" style:display-name="Заголовок 7" style:family="paragraph" style:parent-style-name="Заголовок" style:next-style-name="Основнойтекст" style:default-outline-level="7">
      <style:paragraph-properties fo:margin-bottom="0in"/>
      <style:text-properties fo:hyphenate="false"/>
    </style:style>
    <style:style style:name="Заголовок8" style:display-name="Заголовок 8" style:family="paragraph" style:parent-style-name="Заголовок" style:next-style-name="Основнойтекст" style:default-outline-level="8">
      <style:paragraph-properties fo:margin-bottom="0in"/>
      <style:text-properties fo:hyphenate="false"/>
    </style:style>
    <style:style style:name="Заголовок9" style:display-name="Заголовок 9" style:family="paragraph" style:parent-style-name="Заголовок" style:next-style-name="Основнойтекст" style:default-outline-level="9">
      <style:paragraph-properties fo:margin-bottom="0in"/>
      <style:text-properties fo:hyphenate="false"/>
    </style:style>
    <style:style style:name="Обычный" style:display-name="Обычный" style:family="paragraph">
      <style:paragraph-properties fo:widows="0" fo:orphans="0" fo:text-align="center"/>
      <style:text-properties style:font-name="PT Astra Serif" fo:font-size="14pt" style:font-size-asian="14pt" fo:hyphenate="false"/>
    </style:style>
    <style:style style:name="Основнойшрифтабзаца" style:display-name="Основной шрифт абзаца" style:family="text"/>
    <style:style style:name="Символнумерации" style:display-name="Символ нумерации" style:family="text"/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сноски" style:display-name="Символ сноски" style:family="text"/>
    <style:style style:name="Знаксноски" style:display-name="Знак сноски" style:family="text">
      <style:text-properties style:text-position="super 66.6%"/>
    </style:style>
    <style:style style:name="Номерстраницы" style:display-name="Номер страницы" style:family="text"/>
    <style:style style:name="Символыназвания" style:display-name="Символы названия" style:family="text"/>
    <style:style style:name="Буквица" style:display-name="Буквица" style:family="text"/>
    <style:style style:name="Гиперссылка" style:display-name="Гиперссылка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Заполнитель" style:display-name="Заполнитель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Ссылкауказателя" style:display-name="Ссылка указателя" style:family="text"/>
    <style:style style:name="Символконцевойсноски" style:display-name="Символ концевой сноски" style:family="text"/>
    <style:style style:name="Номерстроки" style:display-name="Номер строки" style:family="text"/>
    <style:style style:name="Основнойэлементуказателя" style:display-name="Основной элемент указателя" style:family="text">
      <style:text-properties fo:font-weight="bold" style:font-weight-asian="bold" style:font-weight-complex="bold"/>
    </style:style>
    <style:style style:name="Знакконцевойсноски" style:display-name="Знак концевой сноски" style:family="text">
      <style:text-properties style:text-position="super 66.6%"/>
    </style:style>
    <style:style style:name="Фуригана" style:display-name="Фуригана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Вертикальноенаправлениесимволов" style:display-name="Вертикальное направление символов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Цитата1" style:display-name="Цитата1" style:family="text">
      <style:text-properties fo:font-style="italic" style:font-style-asian="italic" style:font-style-complex="italic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Исходныйтекст" style:display-name="Исходный текст" style:family="text">
      <style:text-properties style:font-name="Liberation Mono" style:font-name-asian="Liberation Mono" style:font-name-complex="Liberation Mono"/>
    </style:style>
    <style:style style:name="Пример" style:display-name="Пример" style:family="text">
      <style:text-properties style:font-name="Liberation Mono" style:font-name-asian="Liberation Mono" style:font-name-complex="Liberation Mono"/>
    </style:style>
    <style:style style:name="Вводпользователя" style:display-name="Ввод пользователя" style:family="text">
      <style:text-properties style:font-name="Liberation Mono" style:font-name-asian="Liberation Mono" style:font-name-complex="Liberation Mono"/>
    </style:style>
    <style:style style:name="Переменная" style:display-name="Переменная" style:family="text">
      <style:text-properties fo:font-style="italic" style:font-style-asian="italic" style:font-style-complex="italic"/>
    </style:style>
    <style:style style:name="Определение" style:display-name="Определение" style:family="text"/>
    <style:style style:name="Непропорциональныйтекст" style:display-name="Непропорциональный текст" style:family="text">
      <style:text-properties style:font-name="Liberation Mono" style:font-name-asian="Liberation Mono" style:font-name-complex="Liberation Mono"/>
    </style:style>
    <style:style style:name="Заголовок" style:display-name="Заголовок" style:family="paragraph" style:parent-style-name="Обычный" style:next-style-name="Краснаястрока">
      <style:paragraph-properties fo:margin-bottom="0.118in"/>
      <style:text-properties fo:font-weight="bold" style:font-weight-asian="bold" fo:hyphenate="false"/>
    </style:style>
    <style:style style:name="Основнойтекст" style:display-name="Основной текст" style:family="paragraph" style:parent-style-name="Обычный">
      <style:paragraph-properties fo:text-align="justify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объекта" style:display-name="Название объекта" style:family="paragraph" style:parent-style-name="Обычный">
      <style:text-properties fo:hyphenate="false"/>
    </style:style>
    <style:style style:name="Указатель" style:display-name="Указатель" style:family="paragraph" style:parent-style-name="Заголовок">
      <style:text-properties fo:hyphenate="false"/>
    </style:style>
    <style:style style:name="Блочнаяцитата" style:display-name="Блочная цитата" style:family="paragraph" style:parent-style-name="Обычный">
      <style:text-properties fo:hyphenate="false"/>
    </style:style>
    <style:style style:name="Подзаголовок" style:display-name="Подзаголовок" style:family="paragraph" style:parent-style-name="Обычный" style:next-style-name="Краснаястрока">
      <style:paragraph-properties fo:text-align="justify" fo:margin-left="0.4923in">
        <style:tab-stops/>
      </style:paragraph-properties>
      <style:text-properties fo:font-weight="bold" style:font-weight-asian="bold" fo:hyphenate="false"/>
    </style:style>
    <style:style style:name="Краснаястрока" style:display-name="Красная строка" style:family="paragraph" style:parent-style-name="Обычный">
      <style:paragraph-properties fo:text-align="justify" fo:text-indent="0.4923in"/>
      <style:text-properties fo:hyphenate="false"/>
    </style:style>
    <style:style style:name="Обратныйотступ" style:display-name="Обратный отступ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" style:display-name="Основной текст с отступом" style:family="paragraph" style:parent-style-name="Основнойтекст">
      <style:text-properties fo:hyphenate="false"/>
    </style:style>
    <style:style style:name="Приветствие" style:display-name="Приветствие" style:family="paragraph" style:parent-style-name="Обычный">
      <style:text-properties fo:hyphenate="false"/>
    </style:style>
    <style:style style:name="Подпись" style:display-name="Подпись" style:family="paragraph" style:parent-style-name="Обычный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Отступы" style:display-name="Отступы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сновнойтекст">
      <style:text-properties fo:hyphenate="false"/>
    </style:style>
    <style:style style:name="Заголовок10" style:display-name="Заголовок 10" style:family="paragraph" style:parent-style-name="Заголовок" style:next-style-name="Основнойтекст">
      <style:paragraph-properties fo:margin-bottom="0in"/>
      <style:text-properties fo:hyphenate="false"/>
    </style:style>
    <style:style style:name="Нумерованный1начало" style:display-name="Нумерованный 1 начало" style:family="paragraph" style:parent-style-name="Список" style:next-style-name="Нумерованныйсписок">
      <style:text-properties fo:hyphenate="false"/>
    </style:style>
    <style:style style:name="Нумерованныйсписок" style:display-name="Нумерованный список" style:family="paragraph" style:parent-style-name="Список" style:list-style-name="LFO2">
      <style:text-properties fo:hyphenate="false"/>
    </style:style>
    <style:style style:name="Нумерованный1конец" style:display-name="Нумерованный 1 конец" style:family="paragraph" style:parent-style-name="Список" style:next-style-name="Нумерованныйсписок">
      <style:text-properties fo:hyphenate="false"/>
    </style:style>
    <style:style style:name="Нумерованный1прод." style:display-name="Нумерованный 1 прод." style:family="paragraph" style:parent-style-name="Список">
      <style:text-properties fo:hyphenate="false"/>
    </style:style>
    <style:style style:name="Нумерованный2начало" style:display-name="Нумерованный 2 начало" style:family="paragraph" style:parent-style-name="Список" style:next-style-name="Нумерованныйсписок2">
      <style:text-properties fo:hyphenate="false"/>
    </style:style>
    <style:style style:name="Нумерованныйсписок2" style:display-name="Нумерованный список 2" style:family="paragraph" style:parent-style-name="Список">
      <style:text-properties fo:hyphenate="false"/>
    </style:style>
    <style:style style:name="Нумерованный2конец" style:display-name="Нумерованный 2 конец" style:family="paragraph" style:parent-style-name="Список" style:next-style-name="Нумерованныйсписок2">
      <style:text-properties fo:hyphenate="false"/>
    </style:style>
    <style:style style:name="Нумерованный2прод." style:display-name="Нумерованный 2 прод." style:family="paragraph" style:parent-style-name="Список">
      <style:text-properties fo:hyphenate="false"/>
    </style:style>
    <style:style style:name="Нумерованный3начало" style:display-name="Нумерованный 3 начало" style:family="paragraph" style:parent-style-name="Список" style:next-style-name="Нумерованныйсписок3">
      <style:text-properties fo:hyphenate="false"/>
    </style:style>
    <style:style style:name="Нумерованныйсписок3" style:display-name="Нумерованный список 3" style:family="paragraph" style:parent-style-name="Список">
      <style:text-properties fo:hyphenate="false"/>
    </style:style>
    <style:style style:name="Нумерованный3конец" style:display-name="Нумерованный 3 конец" style:family="paragraph" style:parent-style-name="Список" style:next-style-name="Нумерованныйсписок3">
      <style:text-properties fo:hyphenate="false"/>
    </style:style>
    <style:style style:name="Нумерованный3прод." style:display-name="Нумерованный 3 прод." style:family="paragraph" style:parent-style-name="Список">
      <style:text-properties fo:hyphenate="false"/>
    </style:style>
    <style:style style:name="Нумерованный4начало" style:display-name="Нумерованный 4 начало" style:family="paragraph" style:parent-style-name="Список" style:next-style-name="Нумерованныйсписок4">
      <style:text-properties fo:hyphenate="false"/>
    </style:style>
    <style:style style:name="Нумерованныйсписок4" style:display-name="Нумерованный список 4" style:family="paragraph" style:parent-style-name="Список">
      <style:text-properties fo:hyphenate="false"/>
    </style:style>
    <style:style style:name="Нумерованный4конец" style:display-name="Нумерованный 4 конец" style:family="paragraph" style:parent-style-name="Список" style:next-style-name="Нумерованныйсписок4">
      <style:text-properties fo:hyphenate="false"/>
    </style:style>
    <style:style style:name="Нумерованный4прод." style:display-name="Нумерованный 4 прод." style:family="paragraph" style:parent-style-name="Список">
      <style:text-properties fo:hyphenate="false"/>
    </style:style>
    <style:style style:name="Нумерованный5начало" style:display-name="Нумерованный 5 начало" style:family="paragraph" style:parent-style-name="Список" style:next-style-name="Нумерованныйсписок5">
      <style:text-properties fo:hyphenate="false"/>
    </style:style>
    <style:style style:name="Нумерованныйсписок5" style:display-name="Нумерованный список 5" style:family="paragraph" style:parent-style-name="Список">
      <style:text-properties fo:hyphenate="false"/>
    </style:style>
    <style:style style:name="Нумерованный5конец" style:display-name="Нумерованный 5 конец" style:family="paragraph" style:parent-style-name="Список" style:next-style-name="Нумерованныйсписок5">
      <style:text-properties fo:hyphenate="false"/>
    </style:style>
    <style:style style:name="Нумерованный5прод." style:display-name="Нумерованный 5 прод." style:family="paragraph" style:parent-style-name="Список">
      <style:text-properties fo:hyphenate="false"/>
    </style:style>
    <style:style style:name="Список1начало" style:display-name="Список 1 начало" style:family="paragraph" style:parent-style-name="Список" style:next-style-name="Маркированныйсписок">
      <style:text-properties fo:hyphenate="false"/>
    </style:style>
    <style:style style:name="Маркированныйсписок" style:display-name="Маркированный список" style:family="paragraph" style:parent-style-name="Список" style:list-style-name="LFO3">
      <style:text-properties fo:hyphenate="false"/>
    </style:style>
    <style:style style:name="Список1конец" style:display-name="Список 1 конец" style:family="paragraph" style:parent-style-name="Список" style:next-style-name="Маркированныйсписок">
      <style:text-properties fo:hyphenate="false"/>
    </style:style>
    <style:style style:name="Продолжениесписка" style:display-name="Продолжение списка" style:family="paragraph" style:parent-style-name="Список">
      <style:text-properties fo:hyphenate="false"/>
    </style:style>
    <style:style style:name="Список2начало" style:display-name="Список 2 начало" style:family="paragraph" style:parent-style-name="Список" style:next-style-name="Маркированныйсписок2">
      <style:text-properties fo:hyphenate="false"/>
    </style:style>
    <style:style style:name="Маркированныйсписок2" style:display-name="Маркированный список 2" style:family="paragraph" style:parent-style-name="Список">
      <style:text-properties fo:hyphenate="false"/>
    </style:style>
    <style:style style:name="Список2конец" style:display-name="Список 2 конец" style:family="paragraph" style:parent-style-name="Список" style:next-style-name="Маркированныйсписок2">
      <style:text-properties fo:hyphenate="false"/>
    </style:style>
    <style:style style:name="Продолжениесписка2" style:display-name="Продолжение списка 2" style:family="paragraph" style:parent-style-name="Список">
      <style:text-properties fo:hyphenate="false"/>
    </style:style>
    <style:style style:name="Список3начало" style:display-name="Список 3 начало" style:family="paragraph" style:parent-style-name="Список" style:next-style-name="Маркированныйсписок3">
      <style:text-properties fo:hyphenate="false"/>
    </style:style>
    <style:style style:name="Маркированныйсписок3" style:display-name="Маркированный список 3" style:family="paragraph" style:parent-style-name="Список">
      <style:text-properties fo:hyphenate="false"/>
    </style:style>
    <style:style style:name="Список3конец" style:display-name="Список 3 конец" style:family="paragraph" style:parent-style-name="Список" style:next-style-name="Маркированныйсписок3">
      <style:text-properties fo:hyphenate="false"/>
    </style:style>
    <style:style style:name="Продолжениесписка3" style:display-name="Продолжение списка 3" style:family="paragraph" style:parent-style-name="Список">
      <style:text-properties fo:hyphenate="false"/>
    </style:style>
    <style:style style:name="Список4начало" style:display-name="Список 4 начало" style:family="paragraph" style:parent-style-name="Список" style:next-style-name="Маркированныйсписок4">
      <style:text-properties fo:hyphenate="false"/>
    </style:style>
    <style:style style:name="Маркированныйсписок4" style:display-name="Маркированный список 4" style:family="paragraph" style:parent-style-name="Список">
      <style:text-properties fo:hyphenate="false"/>
    </style:style>
    <style:style style:name="Список4конец" style:display-name="Список 4 конец" style:family="paragraph" style:parent-style-name="Список" style:next-style-name="Маркированныйсписок4">
      <style:text-properties fo:hyphenate="false"/>
    </style:style>
    <style:style style:name="Продолжениесписка4" style:display-name="Продолжение списка 4" style:family="paragraph" style:parent-style-name="Список">
      <style:text-properties fo:hyphenate="false"/>
    </style:style>
    <style:style style:name="Список5начало" style:display-name="Список 5 начало" style:family="paragraph" style:parent-style-name="Список" style:next-style-name="Маркированныйсписок5">
      <style:text-properties fo:hyphenate="false"/>
    </style:style>
    <style:style style:name="Маркированныйсписок5" style:display-name="Маркированный список 5" style:family="paragraph" style:parent-style-name="Список">
      <style:text-properties fo:hyphenate="false"/>
    </style:style>
    <style:style style:name="Список5конец" style:display-name="Список 5 конец" style:family="paragraph" style:parent-style-name="Список" style:next-style-name="Маркированныйсписок5">
      <style:text-properties fo:hyphenate="false"/>
    </style:style>
    <style:style style:name="Продолжениесписка5" style:display-name="Продолжение списка 5" style:family="paragraph" style:parent-style-name="Список">
      <style:text-properties fo:hyphenate="false"/>
    </style:style>
    <style:style style:name="Указатель1" style:display-name="Указатель 1" style:family="paragraph" style:parent-style-name="Указатель">
      <style:text-properties fo:hyphenate="false"/>
    </style:style>
    <style:style style:name="Указатель2" style:display-name="Указатель 2" style:family="paragraph" style:parent-style-name="Указатель">
      <style:text-properties fo:hyphenate="false"/>
    </style:style>
    <style:style style:name="Указатель3" style:display-name="Указатель 3" style:family="paragraph" style:parent-style-name="Указатель">
      <style:text-properties fo:hyphenate="false"/>
    </style:style>
    <style:style style:name="Разделительпредметногоуказателя" style:display-name="Разделитель предметного указателя" style:family="paragraph" style:parent-style-name="Указатель">
      <style:text-properties fo:hyphenate="false"/>
    </style:style>
    <style:style style:name="Заголовокоглавления" style:display-name="Заголовок оглавления" style:family="paragraph" style:parent-style-name="Заголовок" style:next-style-name="Оглавление1">
      <style:text-properties fo:hyphenate="false"/>
    </style:style>
    <style:style style:name="Оглавление1" style:display-name="Оглавление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Оглавление4" style:display-name="Оглавление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Оглавление5" style:display-name="Оглавление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Заголовокуказателейпользователя" style:display-name="Заголовок указателей пользователя" style:family="paragraph" style:parent-style-name="Заголовок">
      <style:text-properties fo:hyphenate="false"/>
    </style:style>
    <style:style style:name="Указательпользователя1" style:display-name="Указатель пользовател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2" style:display-name="Указатель пользователя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пользователя3" style:display-name="Указатель пользователя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Указательпользователя4" style:display-name="Указатель пользователя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Указательпользователя5" style:display-name="Указатель пользователя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Оглавление6" style:display-name="Оглавление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Оглавление7" style:display-name="Оглавление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Оглавление8" style:display-name="Оглавление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Оглавление9" style:display-name="Оглавление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Оглавление10" style:display-name="Оглавление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объектов" style:display-name="Заголовок списка объектов" style:family="paragraph" style:parent-style-name="Заголовок">
      <style:text-properties fo:hyphenate="false"/>
    </style:style>
    <style:style style:name="Списокобъектов1" style:display-name="Список объектов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таблиц" style:display-name="Заголовок списка таблиц" style:family="paragraph" style:parent-style-name="Заголовок">
      <style:text-properties fo:hyphenate="false"/>
    </style:style>
    <style:style style:name="Списоктаблиц1" style:display-name="Список таблиц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Таблицассылок" style:display-name="Таблица ссылок" style:family="paragraph" style:parent-style-name="Заголовок">
      <style:text-properties fo:hyphenate="false"/>
    </style:style>
    <style:style style:name="Библиография1" style:display-name="Библиографи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6" style:display-name="Указатель пользователя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Указательпользователя7" style:display-name="Указатель пользователя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Указательпользователя8" style:display-name="Указатель пользователя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Указательпользователя9" style:display-name="Указатель пользователя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Указательпользователя10" style:display-name="Указатель пользователя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Колонтитулы" style:display-name="Колонтитулы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лева" style:display-name="Верх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права" style:display-name="Верх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лева" style:display-name="Ниж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права" style:display-name="Ниж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Содержимоетаблицы" style:display-name="Содержимое таблицы" style:family="paragraph" style:parent-style-name="Обычный"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text-properties fo:font-weight="bold" style:font-weight-asian="bold" fo:hyphenate="false"/>
    </style:style>
    <style:style style:name="Иллюстрация" style:display-name="Иллюстрация" style:family="paragraph" style:parent-style-name="Названиеобъекта">
      <style:text-properties fo:hyphenate="false"/>
    </style:style>
    <style:style style:name="Таблица" style:display-name="Таблица" style:family="paragraph" style:parent-style-name="Названиеобъекта">
      <style:text-properties fo:hyphenate="false"/>
    </style:style>
    <style:style style:name="Текст" style:display-name="Текст" style:family="paragraph" style:parent-style-name="Названиеобъекта"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style:style style:name="Текстсноски" style:display-name="Текст сноски" style:family="paragraph" style:parent-style-name="Обычный">
      <style:paragraph-properties fo:text-align="start"/>
      <style:text-properties fo:hyphenate="false"/>
    </style:style>
    <style:style style:name="Адреснаконверте" style:display-name="Адрес на конверте" style:family="paragraph" style:parent-style-name="Обычный">
      <style:text-properties fo:hyphenate="false"/>
    </style:style>
    <style:style style:name="Обратныйадрес2" style:display-name="Обратный адрес 2" style:family="paragraph" style:parent-style-name="Обычный"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Текствзаданномформате" style:display-name="Текст в заданном формате" style:family="paragraph" style:parent-style-name="Обычный">
      <style:text-properties fo:hyphenate="false"/>
    </style:style>
    <style:style style:name="Горизонтальнаялиния" style:display-name="Горизонтальная линия" style:family="paragraph" style:parent-style-name="Обычный" style:next-style-name="Основнойтекст">
      <style:text-properties fo:font-size="2pt" style:font-size-asian="2pt" fo:hyphenate="false"/>
    </style:style>
    <style:style style:name="Содержимоесписка" style:display-name="Содержимое списка" style:family="paragraph" style:parent-style-name="Обычный">
      <style:text-properties fo:hyphenate="false"/>
    </style:style>
    <style:style style:name="Заголовоксписка" style:display-name="Заголовок списка" style:family="paragraph" style:parent-style-name="Обычный" style:next-style-name="Содержимоесписка">
      <style:text-properties fo:hyphenate="false"/>
    </style:style>
    <style:style style:name="Гриф_Экземпляр" style:display-name="Гриф_Экземпляр" style:family="paragraph" style:parent-style-name="Обычный">
      <style:text-properties fo:font-size="12pt" style:font-size-asian="12pt" fo:hyphenate="false"/>
    </style:style>
    <style:style style:name="Исполнительдокумента" style:display-name="Исполнитель документа" style:family="paragraph" style:parent-style-name="Обычный">
      <style:paragraph-properties fo:text-align="start"/>
      <style:text-properties fo:font-size="12pt" style:font-size-asian="12pt" fo:hyphenate="false"/>
    </style:style>
    <style:style style:name="Заголовокспискаиллюстраций" style:display-name="Заголовок списка иллюстраций" style:family="paragraph" style:parent-style-name="Заголовок">
      <style:paragraph-properties text:number-lines="false"/>
      <style:text-properties fo:hyphenate="false"/>
    </style:style>
    <style:style style:name="Standard" style:display-name="Standard" style:family="paragraph">
      <style:paragraph-properties style:vertical-align="baseline" fo:margin-bottom="0.1111in" fo:line-height="115%"/>
      <style:text-properties style:font-name="Times New Rom愀渀" style:font-name-asian="Times New Rom愀渀" style:font-name-complex="Times New Rom愀渀" style:language-asian="zh" style:country-asian="CN" style:language-complex="ar" style:country-complex="SA" fo:hyphenate="true"/>
    </style:style>
    <text:list-style style:name="LFO2" style:display-name="LFO2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PT Astra Serif" style:font-name-complex="PT Astra Serif"/>
    </style:style>
    <style:style style:name="WW_CharLFO2LVL2" style:family="text">
      <style:text-properties style:font-name="PT Astra Serif" style:font-name-complex="PT Astra Serif"/>
    </style:style>
    <style:style style:name="WW_CharLFO2LVL3" style:family="text">
      <style:text-properties style:font-name="PT Astra Serif" style:font-name-complex="PT Astra Serif"/>
    </style:style>
    <style:style style:name="WW_CharLFO2LVL4" style:family="text">
      <style:text-properties style:font-name="PT Astra Serif" style:font-name-complex="PT Astra Serif"/>
    </style:style>
    <style:style style:name="WW_CharLFO2LVL5" style:family="text">
      <style:text-properties style:font-name="PT Astra Serif" style:font-name-complex="PT Astra Serif"/>
    </style:style>
    <style:style style:name="WW_CharLFO2LVL6" style:family="text">
      <style:text-properties style:font-name="PT Astra Serif" style:font-name-complex="PT Astra Serif"/>
    </style:style>
    <style:style style:name="WW_CharLFO2LVL7" style:family="text">
      <style:text-properties style:font-name="PT Astra Serif" style:font-name-complex="PT Astra Serif"/>
    </style:style>
    <style:style style:name="WW_CharLFO2LVL8" style:family="text">
      <style:text-properties style:font-name="PT Astra Serif" style:font-name-complex="PT Astra Serif"/>
    </style:style>
    <style:style style:name="WW_CharLFO2LVL9" style:family="text">
      <style:text-properties style:font-name="PT Astra Serif" style:font-name-complex="PT Astra Serif"/>
    </style:style>
    <text:list-style style:name="LFO3" style:display-name="LFO3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T2" style:parent-style-name="Основнойшрифтабзаца" style:family="text">
      <style:text-properties style:font-name="Times New Roman" style:font-name-complex="Times New Roman" style:font-size-complex="14pt"/>
    </style:style>
  </office:automatic-styles>
  <office:master-styles>
    <style:master-page style:name="MPF0" style:page-layout-name="PL0">
      <style:header>
        <text:p text:style-name="Верхнийколонтитул"><text:span text:style-name="T2"><text:page-number text:fixed="false">7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42</meta:initial-creator>
    <dc:creator>user42</dc:creator>
    <meta:creation-date>2025-12-05T08:19:00Z</meta:creation-date>
    <dc:date>2025-12-05T08:20:00Z</dc:date>
    <meta:template xlink:href="Normal.dotm" xlink:type="simple"/>
    <meta:editing-cycles>4</meta:editing-cycles>
    <meta:editing-duration>PT60S</meta:editing-duration>
    <meta:document-statistic meta:page-count="7" meta:paragraph-count="14" meta:word-count="1093" meta:character-count="7314" meta:row-count="51" meta:non-whitespace-character-count="6235"/>
  </office:meta>
</office:document-meta>
</file>